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color="#ff0000"/>
    </style:style>
    <style:style style:name="T11_2" style:family="text">
      <style:text-properties fo:color="#ff0000"/>
    </style:style>
    <style:style style:name="T11_3" style:family="text">
      <style:text-properties fo:color="#ff0000"/>
    </style:style>
    <style:style style:name="T11_4" style:family="text">
      <style:text-properties fo:color="#ff0000"/>
    </style:style>
    <style:style style:name="T11_5" style:family="text">
      <style:text-properties fo:color="#ff0000"/>
    </style:style>
    <style:style style:name="T11_6" style:family="text">
      <style:text-properties fo:color="#ff0000"/>
    </style:style>
    <style:style style:name="T11_7" style:family="text">
      <style:text-properties fo:color="#ff0000"/>
    </style:style>
    <style:style style:name="T11_8" style:family="text">
      <style:text-properties fo:color="#ff0000"/>
    </style:style>
    <style:style style:name="T11_9" style:family="text">
      <style:text-properties fo:color="#ff0000"/>
    </style:style>
    <style:style style:name="T11_10" style:family="text">
      <style:text-properties fo:color="#ff0000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color="#ff0000"/>
    </style:style>
    <style:style style:name="T16_2" style:family="text">
      <style:text-properties fo:color="#ff0000"/>
    </style:style>
    <style:style style:name="T16_3" style:family="text">
      <style:text-properties fo:color="#ff0000"/>
    </style:style>
    <style:style style:name="T16_4" style:family="text">
      <style:text-properties fo:color="#ff0000"/>
    </style:style>
    <style:style style:name="T16_5" style:family="text">
      <style:text-properties fo:color="#ff0000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color="#ff0000"/>
    </style:style>
    <style:style style:name="T24_2" style:family="text">
      <style:text-properties fo:color="#ff0000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>
      <style:text-properties fo:color="#ff0000"/>
    </style:style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>
      <style:text-properties fo:color="#ff0000"/>
    </style:style>
    <style:style style:name="T30_19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ff0000"/>
    </style:style>
    <style:style style:name="T39_2" style:family="text">
      <style:text-properties fo:color="#ff0000"/>
    </style:style>
    <style:style style:name="T39_3" style:family="text">
      <style:text-properties fo:color="#ff0000"/>
    </style:style>
    <style:style style:name="T39_4" style:family="text">
      <style:text-properties fo:color="#ff0000"/>
    </style:style>
    <style:style style:name="T39_5" style:family="text">
      <style:text-properties fo:color="#ff0000"/>
    </style:style>
    <style:style style:name="T39_6" style:family="text">
      <style:text-properties fo:color="#ff0000"/>
    </style:style>
    <style:style style:name="T39_7" style:family="text">
      <style:text-properties fo:color="#ff0000"/>
    </style:style>
    <style:style style:name="T39_8" style:family="text">
      <style:text-properties fo:color="#ff0000"/>
    </style:style>
    <style:style style:name="T39_9" style:family="text">
      <style:text-properties fo:color="#ff0000"/>
    </style:style>
    <style:style style:name="T39_10" style:family="text">
      <style:text-properties fo:color="#ff0000"/>
    </style:style>
    <style:style style:name="T39_11" style:family="text">
      <style:text-properties fo:color="#ff0000"/>
    </style:style>
    <style:style style:name="T39_12" style:family="text">
      <style:text-properties fo:color="#ff0000"/>
    </style:style>
    <style:style style:name="T39_13" style:family="text">
      <style:text-properties fo:color="#ff0000"/>
    </style:style>
    <style:style style:name="T39_14" style:family="text">
      <style:text-properties fo:color="#ff0000"/>
    </style:style>
    <style:style style:name="T39_15" style:family="text">
      <style:text-properties fo:color="#ff0000"/>
    </style:style>
    <style:style style:name="T39_16" style:family="text">
      <style:text-properties fo:color="#ff0000"/>
    </style:style>
    <style:style style:name="T39_17" style:family="text">
      <style:text-properties fo:color="#ff0000"/>
    </style:style>
    <style:style style:name="T39_18" style:family="text">
      <style:text-properties fo:color="#ff0000"/>
    </style:style>
    <style:style style:name="T39_19" style:family="text">
      <style:text-properties fo:color="#ff0000"/>
    </style:style>
    <style:style style:name="T39_20" style:family="text">
      <style:text-properties fo:color="#ff0000"/>
    </style:style>
    <style:style style:name="T39_21" style:family="text">
      <style:text-properties fo:color="#ff0000"/>
    </style:style>
    <style:style style:name="T39_22" style:family="text">
      <style:text-properties fo:color="#ff0000"/>
    </style:style>
    <style:style style:name="T39_23" style:family="text">
      <style:text-properties fo:color="#ff0000"/>
    </style:style>
    <style:style style:name="T39_24" style:family="text">
      <style:text-properties fo:color="#ff0000"/>
    </style:style>
    <style:style style:name="T39_25" style:family="text">
      <style:text-properties fo:color="#ff0000"/>
    </style:style>
    <style:style style:name="T39_26" style:family="text">
      <style:text-properties fo:color="#ff0000"/>
    </style:style>
    <style:style style:name="T39_27" style:family="text">
      <style:text-properties fo:color="#ff0000"/>
    </style:style>
    <style:style style:name="T39_28" style:family="text">
      <style:text-properties fo:color="#ff0000"/>
    </style:style>
    <style:style style:name="T39_29" style:family="text">
      <style:text-properties fo:color="#ff0000"/>
    </style:style>
    <style:style style:name="T39_30" style:family="text">
      <style:text-properties fo:color="#ff0000"/>
    </style:style>
    <style:style style:name="T39_31" style:family="text">
      <style:text-properties fo:color="#ff0000"/>
    </style:style>
    <style:style style:name="T39_32" style:family="text">
      <style:text-properties fo:color="#ff0000"/>
    </style:style>
    <style:style style:name="T39_33" style:family="text">
      <style:text-properties fo:color="#ff0000"/>
    </style:style>
    <style:style style:name="T39_34" style:family="text">
      <style:text-properties fo:color="#ff0000"/>
    </style:style>
    <style:style style:name="T39_35" style:family="text">
      <style:text-properties fo:color="#ff0000"/>
    </style:style>
    <style:style style:name="T39_36" style:family="text">
      <style:text-properties fo:color="#ff0000"/>
    </style:style>
    <style:style style:name="T39_37" style:family="text">
      <style:text-properties fo:color="#ff0000"/>
    </style:style>
    <style:style style:name="T39_38" style:family="text">
      <style:text-properties fo:color="#ff0000"/>
    </style:style>
    <style:style style:name="T39_39" style:family="text">
      <style:text-properties fo:color="#ff0000"/>
    </style:style>
    <style:style style:name="T39_40" style:family="text">
      <style:text-properties fo:color="#ff0000"/>
    </style:style>
    <style:style style:name="T39_41" style:family="text">
      <style:text-properties fo:color="#ff0000"/>
    </style:style>
    <style:style style:name="T39_42" style:family="text">
      <style:text-properties fo:color="#ff0000"/>
    </style:style>
    <style:style style:name="T39_43" style:family="text">
      <style:text-properties fo:color="#ff0000"/>
    </style:style>
    <style:style style:name="T39_44" style:family="text">
      <style:text-properties fo:color="#ff0000"/>
    </style:style>
    <style:style style:name="T39_45" style:family="text">
      <style:text-properties fo:color="#ff0000"/>
    </style:style>
    <style:style style:name="T39_46" style:family="text">
      <style:text-properties fo:color="#ff0000"/>
    </style:style>
    <style:style style:name="T39_47" style:family="text">
      <style:text-properties fo:color="#ff0000"/>
    </style:style>
    <style:style style:name="T39_48" style:family="text">
      <style:text-properties fo:color="#ff0000"/>
    </style:style>
    <style:style style:name="T39_49" style:family="text">
      <style:text-properties fo:color="#ff0000"/>
    </style:style>
    <style:style style:name="T39_50" style:family="text">
      <style:text-properties fo:color="#ff0000"/>
    </style:style>
    <style:style style:name="T39_51" style:family="text">
      <style:text-properties fo:color="#ff0000"/>
    </style:style>
    <style:style style:name="T39_52" style:family="text">
      <style:text-properties fo:color="#ff0000"/>
    </style:style>
    <style:style style:name="T39_53" style:family="text">
      <style:text-properties fo:color="#ff0000"/>
    </style:style>
    <style:style style:name="T39_54" style:family="text">
      <style:text-properties fo:color="#ff0000"/>
    </style:style>
    <style:style style:name="T39_55" style:family="text">
      <style:text-properties fo:color="#ff0000"/>
    </style:style>
    <style:style style:name="T39_56" style:family="text">
      <style:text-properties fo:color="#ff0000"/>
    </style:style>
    <style:style style:name="T39_57" style:family="text">
      <style:text-properties fo:color="#ff0000"/>
    </style:style>
    <style:style style:name="T39_58" style:family="text">
      <style:text-properties fo:color="#ff0000"/>
    </style:style>
    <style:style style:name="T39_59" style:family="text">
      <style:text-properties fo:color="#ff0000"/>
    </style:style>
    <style:style style:name="T39_60" style:family="text">
      <style:text-properties fo:color="#ff0000"/>
    </style:style>
    <style:style style:name="T39_61" style:family="text">
      <style:text-properties fo:color="#ff0000"/>
    </style:style>
    <style:style style:name="T39_62" style:family="text">
      <style:text-properties fo:color="#ff0000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color="#ff0000"/>
    </style:style>
    <style:style style:name="T45_2" style:family="text">
      <style:text-properties fo:color="#ff0000"/>
    </style:style>
    <style:style style:name="T45_3" style:family="text">
      <style:text-properties fo:color="#ff0000"/>
    </style:style>
    <style:style style:name="T45_4" style:family="text">
      <style:text-properties fo:color="#ff0000"/>
    </style:style>
    <style:style style:name="T45_5" style:family="text">
      <style:text-properties fo:color="#ff0000"/>
    </style:style>
    <style:style style:name="T45_6" style:family="text">
      <style:text-properties fo:color="#ff0000"/>
    </style:style>
    <style:style style:name="T45_7" style:family="text">
      <style:text-properties fo:color="#ff0000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color="#ff0000"/>
    </style:style>
    <style:style style:name="T52_2" style:family="text">
      <style:text-properties fo:color="#ff0000"/>
    </style:style>
    <style:style style:name="T52_3" style:family="text">
      <style:text-properties fo:color="#ff0000"/>
    </style:style>
    <style:style style:name="T52_4" style:family="text">
      <style:text-properties fo:color="#ff0000"/>
    </style:style>
    <style:style style:name="T52_5" style:family="text">
      <style:text-properties fo:color="#ff0000"/>
    </style:style>
    <style:style style:name="T52_6" style:family="text">
      <style:text-properties fo:color="#ff0000"/>
    </style:style>
    <style:style style:name="T52_7" style:family="text">
      <style:text-properties fo:color="#ff0000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opy</text:span><text:span text:style-name="T1_2"><text:s/></text:span><text:span text:style-name="T1_3">this</text:span><text:span text:style-name="T1_4"><text:s/></text:span><text:span text:style-name="T1_5">page</text:span><text:span text:style-name="T1_6"><text:s/></text:span><text:span text:style-name="T1_7">into</text:span><text:span text:style-name="T1_8"><text:s/></text:span><text:span text:style-name="T1_9">word</text:span><text:span text:style-name="T1_10">,<text:s/></text:span><text:span text:style-name="T1_11">notebook</text:span><text:span text:style-name="T1_12">,<text:s/></text:span><text:span text:style-name="T1_13">brackets</text:span><text:span text:style-name="T1_14"><text:s/></text:span><text:span text:style-name="T1_15">or</text:span><text:span text:style-name="T1_16"><text:s/></text:span><text:span text:style-name="T1_17">another</text:span><text:span text:style-name="T1_18"><text:s/></text:span><text:span text:style-name="T1_19">google</text:span><text:span text:style-name="T1_20"><text:s/></text:span><text:span text:style-name="T1_21">doc</text:span><text:span text:style-name="T1_22"><text:s/></text:span><text:span text:style-name="T1_23">and</text:span><text:span text:style-name="T1_24"><text:s/></text:span><text:span text:style-name="T1_25">answer</text:span><text:span text:style-name="T1_26"><text:s/></text:span><text:span text:style-name="T1_27">the</text:span><text:span text:style-name="T1_28"><text:s/></text:span><text:span text:style-name="T1_29">questions</text:span><text:span text:style-name="T1_30">.<text:s/></text:span></text:p>
      <text:p text:style-name="P2"/>
      <text:p text:style-name="P3"><text:span text:style-name="T3_1">Match</text:span><text:span text:style-name="T3_2"><text:s/></text:span><text:span text:style-name="T3_3">the</text:span><text:span text:style-name="T3_4"><text:s/></text:span><text:span text:style-name="T3_5">following</text:span><text:span text:style-name="T3_6">:</text:span></text:p>
      <text:p text:style-name="P4"/>
      <text:list text:style-name="LS1" xml:id="list0">
        <text:list-item>
          <text:p text:style-name="P5"><text:span text:style-name="T5_1">Array</text:span><text:span text:style-name="T5_2"><text:s text:c="12"/></text:span><text:span text:style-name="T5_3">a</text:span><text:span text:style-name="T5_4">.<text:s/>“</text:span><text:span text:style-name="T5_5">Apple</text:span><text:span text:style-name="T5_6">”</text:span></text:p>
        </text:list-item>
        <text:list-item>
          <text:p text:style-name="P6"><text:span text:style-name="T6_1">Object</text:span><text:span text:style-name="T6_2"><text:s text:c="10"/></text:span><text:span text:style-name="T6_3">b</text:span><text:span text:style-name="T6_4">.<text:s/>{<text:s/></text:span><text:span text:style-name="T6_5">name</text:span><text:span text:style-name="T6_6">:<text:s/>“</text:span><text:span text:style-name="T6_7">Afir</text:span><text:span text:style-name="T6_8">”,<text:s/></text:span><text:span text:style-name="T6_9">age</text:span><text:span text:style-name="T6_10">:<text:s/>26<text:s/>}</text:span></text:p>
        </text:list-item>
        <text:list-item>
          <text:p text:style-name="P7"><text:span text:style-name="T7_1">String</text:span><text:span text:style-name="T7_2"><text:s text:c="11"/></text:span><text:span text:style-name="T7_3">c</text:span><text:span text:style-name="T7_4">.<text:s/>3</text:span></text:p>
        </text:list-item>
        <text:list-item>
          <text:p text:style-name="P8"><text:span text:style-name="T8_1">Float</text:span><text:span text:style-name="T8_2"><text:s text:c="12"/></text:span><text:span text:style-name="T8_3">d</text:span><text:span text:style-name="T8_4">.<text:s/>3.0</text:span></text:p>
        </text:list-item>
        <text:list-item>
          <text:p text:style-name="P9"><text:span text:style-name="T9_1">Integer</text:span><text:span text:style-name="T9_2"><text:s text:c="9"/></text:span><text:span text:style-name="T9_3">e</text:span><text:span text:style-name="T9_4">.<text:s/>[“</text:span><text:span text:style-name="T9_5">basketball</text:span><text:span text:style-name="T9_6">”,<text:s/>”</text:span><text:span text:style-name="T9_7">football</text:span><text:span text:style-name="T9_8">”,<text:s/>“</text:span><text:span text:style-name="T9_9">tennis</text:span><text:span text:style-name="T9_10">”,<text:s/>“</text:span><text:span text:style-name="T9_11">volleyball</text:span><text:span text:style-name="T9_12">”]</text:span></text:p>
        </text:list-item>
      </text:list>
      <text:p text:style-name="P10"/>
      <text:p text:style-name="P11"><text:span text:style-name="T11_1">1-</text:span><text:span text:style-name="T11_2">E</text:span><text:span text:style-name="T11_3">,<text:s/>2-</text:span><text:span text:style-name="T11_4">B</text:span><text:span text:style-name="T11_5">,<text:s/>3-</text:span><text:span text:style-name="T11_6">A</text:span><text:span text:style-name="T11_7">,<text:s/>4-</text:span><text:span text:style-name="T11_8">D</text:span><text:span text:style-name="T11_9">,<text:s/>5-</text:span><text:span text:style-name="T11_10">C</text:span></text:p>
      <text:p text:style-name="P12"/>
      <text:p text:style-name="P13"/>
      <text:p text:style-name="P14"><text:span text:style-name="T14_1">6.<text:s/></text:span><text:span text:style-name="T14_2">How</text:span><text:span text:style-name="T14_3"><text:s/></text:span><text:span text:style-name="T14_4">would</text:span><text:span text:style-name="T14_5"><text:s/></text:span><text:span text:style-name="T14_6">you</text:span><text:span text:style-name="T14_7"><text:s/></text:span><text:span text:style-name="T14_8">select</text:span><text:span text:style-name="T14_9"><text:s/></text:span><text:span text:style-name="T14_10">the</text:span><text:span text:style-name="T14_11"><text:s/></text:span><text:span text:style-name="T14_12">class</text:span><text:span text:style-name="T14_13"><text:s/>“</text:span><text:span text:style-name="T14_14">big</text:span><text:span text:style-name="T14_15">-</text:span><text:span text:style-name="T14_16">column</text:span><text:span text:style-name="T14_17">”<text:s/></text:span><text:span text:style-name="T14_18">in</text:span><text:span text:style-name="T14_19"><text:s/></text:span><text:span text:style-name="T14_20">css</text:span><text:span text:style-name="T14_21">?<text:s/></text:span></text:p>
      <text:p text:style-name="P15"/>
      <text:p text:style-name="P16"><text:span text:style-name="T16_1">.</text:span><text:span text:style-name="T16_2">big</text:span><text:span text:style-name="T16_3">-</text:span><text:span text:style-name="T16_4">column</text:span><text:span text:style-name="T16_5">{<text:s/>}</text:span></text:p>
      <text:p text:style-name="P17"/>
      <text:p text:style-name="P18"><text:span text:style-name="T18_1">7.<text:s/></text:span><text:span text:style-name="T18_2">Which</text:span><text:span text:style-name="T18_3"><text:s/></text:span><text:span text:style-name="T18_4">is</text:span><text:span text:style-name="T18_5"><text:s/></text:span><text:span text:style-name="T18_6">the</text:span><text:span text:style-name="T18_7"><text:s/></text:span><text:span text:style-name="T18_8">better</text:span><text:span text:style-name="T18_9"><text:s/></text:span><text:span text:style-name="T18_10">variable</text:span><text:span text:style-name="T18_11"><text:s/></text:span><text:span text:style-name="T18_12">name</text:span><text:span text:style-name="T18_13"><text:s/></text:span><text:span text:style-name="T18_14">in</text:span><text:span text:style-name="T18_15"><text:s/></text:span><text:span text:style-name="T18_16">JavaScript</text:span><text:span text:style-name="T18_17">?<text:s/></text:span></text:p>
      <text:list text:style-name="LS2" xml:id="list5">
        <text:list-item>
          <text:p text:style-name="P19"><text:span text:style-name="T19_1">firstname</text:span></text:p>
        </text:list-item>
        <text:list-item>
          <text:p text:style-name="P20"><text:span text:style-name="T20_1">first</text:span><text:span text:style-name="T20_2">_</text:span><text:span text:style-name="T20_3">name</text:span></text:p>
        </text:list-item>
        <text:list-item>
          <text:p text:style-name="P21"><text:span text:style-name="T21_1">firstName</text:span></text:p>
        </text:list-item>
        <text:list-item>
          <text:p text:style-name="P22"><text:span text:style-name="T22_1">FirstName</text:span></text:p>
        </text:list-item>
      </text:list>
      <text:p text:style-name="P23"/>
      <text:p text:style-name="P24"><text:span text:style-name="T24_1">7-</text:span><text:span text:style-name="T24_2">C</text:span></text:p>
      <text:p text:style-name="P25"/>
      <text:p text:style-name="P26"><text:span text:style-name="T26_1">8.<text:s text:c="2"/></text:span><text:span text:style-name="T26_2">How</text:span><text:span text:style-name="T26_3"><text:s/></text:span><text:span text:style-name="T26_4">would</text:span><text:span text:style-name="T26_5"><text:s/></text:span><text:span text:style-name="T26_6">you</text:span><text:span text:style-name="T26_7"><text:s/></text:span><text:span text:style-name="T26_8">format</text:span><text:span text:style-name="T26_9"><text:s/></text:span><text:span text:style-name="T26_10">the</text:span><text:span text:style-name="T26_11"><text:s/></text:span><text:span text:style-name="T26_12">following</text:span><text:span text:style-name="T26_13"><text:s/></text:span><text:span text:style-name="T26_14">in</text:span><text:span text:style-name="T26_15"><text:s/></text:span><text:span text:style-name="T26_16">JavaScript</text:span><text:span text:style-name="T26_17">?<text:s/></text:span><text:span text:style-name="T26_18">What</text:span><text:span text:style-name="T26_19"><text:s/></text:span><text:span text:style-name="T26_20">one</text:span><text:span text:style-name="T26_21"><text:s/></text:span><text:span text:style-name="T26_22">character</text:span><text:span text:style-name="T26_23"><text:s/></text:span><text:span text:style-name="T26_24">would</text:span><text:span text:style-name="T26_25"><text:s/></text:span><text:span text:style-name="T26_26">we</text:span><text:span text:style-name="T26_27"><text:s/></text:span><text:span text:style-name="T26_28">add</text:span><text:span text:style-name="T26_29">?<text:s/></text:span></text:p>
      <text:p text:style-name="P27"/>
      <text:p text:style-name="P28"><text:span text:style-name="T28_1">if</text:span><text:span text:style-name="T28_2">(</text:span><text:span text:style-name="T28_3">isCoding</text:span><text:span text:style-name="T28_4">==</text:span><text:span text:style-name="T28_5">true</text:span><text:span text:style-name="T28_6">){</text:span><text:span text:style-name="T28_7">console</text:span><text:span text:style-name="T28_8">.</text:span><text:span text:style-name="T28_9">log</text:span><text:span text:style-name="T28_10">(“</text:span><text:span text:style-name="T28_11">we</text:span><text:span text:style-name="T28_12"><text:s/></text:span><text:span text:style-name="T28_13">are</text:span><text:span text:style-name="T28_14"><text:s/></text:span><text:span text:style-name="T28_15">coding</text:span><text:span text:style-name="T28_16">!”)}</text:span></text:p>
      <text:p text:style-name="P29"/>
      <text:p text:style-name="P30"><text:span text:style-name="T30_1">if</text:span><text:span text:style-name="T30_2">(</text:span><text:span text:style-name="T30_3">isCoding</text:span><text:span text:style-name="T30_4">==</text:span><text:span text:style-name="T30_5">true</text:span><text:span text:style-name="T30_6">){</text:span><text:span text:style-name="T30_7">console</text:span><text:span text:style-name="T30_8">.</text:span><text:span text:style-name="T30_9">log</text:span><text:span text:style-name="T30_10">(</text:span><text:span text:style-name="T30_11">‘</text:span><text:span text:style-name="T30_12">we</text:span><text:span text:style-name="T30_13"><text:s/></text:span><text:span text:style-name="T30_14">are</text:span><text:span text:style-name="T30_15"><text:s/></text:span><text:span text:style-name="T30_16">coding</text:span><text:span text:style-name="T30_17">!</text:span><text:span text:style-name="T30_18">’</text:span><text:span text:style-name="T30_19">)}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7_1">9.<text:s/></text:span><text:span text:style-name="T37_2">What</text:span><text:span text:style-name="T37_3"><text:s/></text:span><text:span text:style-name="T37_4">is</text:span><text:span text:style-name="T37_5"><text:s/></text:span><text:span text:style-name="T37_6">the</text:span><text:span text:style-name="T37_7"><text:s/></text:span><text:span text:style-name="T37_8">difference</text:span><text:span text:style-name="T37_9"><text:s/></text:span><text:span text:style-name="T37_10">between</text:span><text:span text:style-name="T37_11"><text:s/></text:span><text:span text:style-name="T37_12">a</text:span><text:span text:style-name="T37_13"><text:s/></text:span><text:span text:style-name="T37_14">block</text:span><text:span text:style-name="T37_15"><text:s/></text:span><text:span text:style-name="T37_16">and</text:span><text:span text:style-name="T37_17"><text:s/></text:span><text:span text:style-name="T37_18">inline</text:span><text:span text:style-name="T37_19"><text:s/></text:span><text:span text:style-name="T37_20">element</text:span><text:span text:style-name="T37_21">?<text:s/></text:span></text:p>
      <text:p text:style-name="P38"/>
      <text:p text:style-name="P39"><text:span text:style-name="T39_1">Block</text:span><text:span text:style-name="T39_2"><text:s/></text:span><text:span text:style-name="T39_3">elements</text:span><text:span text:style-name="T39_4"><text:s/></text:span><text:span text:style-name="T39_5">cover</text:span><text:span text:style-name="T39_6"><text:s/></text:span><text:span text:style-name="T39_7">the</text:span><text:span text:style-name="T39_8"><text:s/></text:span><text:span text:style-name="T39_9">entire</text:span><text:span text:style-name="T39_10"><text:s/></text:span><text:span text:style-name="T39_11">width</text:span><text:span text:style-name="T39_12"><text:s/></text:span><text:span text:style-name="T39_13">and</text:span><text:span text:style-name="T39_14"><text:s/></text:span><text:span text:style-name="T39_15">all</text:span><text:span text:style-name="T39_16"><text:s/></text:span><text:span text:style-name="T39_17">subsequent</text:span><text:span text:style-name="T39_18"><text:s/></text:span><text:span text:style-name="T39_19">elements</text:span><text:span text:style-name="T39_20"><text:s/></text:span><text:span text:style-name="T39_21">are</text:span><text:span text:style-name="T39_22"><text:s/></text:span><text:span text:style-name="T39_23">stacked</text:span><text:span text:style-name="T39_24"><text:s/></text:span><text:span text:style-name="T39_25">below</text:span><text:span text:style-name="T39_26">.<text:s/></text:span><text:span text:style-name="T39_27">Inline</text:span><text:span text:style-name="T39_28"><text:s/></text:span><text:span text:style-name="T39_29">elements</text:span><text:span text:style-name="T39_30"><text:s/></text:span><text:span text:style-name="T39_31">are</text:span><text:span text:style-name="T39_32"><text:s/></text:span><text:span text:style-name="T39_33">only</text:span><text:span text:style-name="T39_34"><text:s/></text:span><text:span text:style-name="T39_35">as</text:span><text:span text:style-name="T39_36"><text:s/></text:span><text:span text:style-name="T39_37">wide</text:span><text:span text:style-name="T39_38"><text:s/></text:span><text:span text:style-name="T39_39">as</text:span><text:span text:style-name="T39_40"><text:s/></text:span><text:span text:style-name="T39_41">whatever</text:span><text:span text:style-name="T39_42"><text:s/></text:span><text:span text:style-name="T39_43">is</text:span><text:span text:style-name="T39_44"><text:s/></text:span><text:span text:style-name="T39_45">in</text:span><text:span text:style-name="T39_46"><text:s/></text:span><text:span text:style-name="T39_47">them</text:span><text:span text:style-name="T39_48"><text:s/></text:span><text:span text:style-name="T39_49">and</text:span><text:span text:style-name="T39_50"><text:s/></text:span><text:span text:style-name="T39_51">can</text:span><text:span text:style-name="T39_52"><text:s/></text:span><text:span text:style-name="T39_53">be</text:span><text:span text:style-name="T39_54"><text:s/></text:span><text:span text:style-name="T39_55">stacked</text:span><text:span text:style-name="T39_56"><text:s/></text:span><text:span text:style-name="T39_57">left</text:span><text:span text:style-name="T39_58"><text:s/></text:span><text:span text:style-name="T39_59">to</text:span><text:span text:style-name="T39_60"><text:s/></text:span><text:span text:style-name="T39_61">right</text:span><text:span text:style-name="T39_62">.</text:span></text:p>
      <text:p text:style-name="P40"/>
      <text:p text:style-name="P41"/>
      <text:p text:style-name="P42"/>
      <text:p text:style-name="P43"><text:span text:style-name="T43_1">10.<text:s/></text:span><text:span text:style-name="T43_2">How</text:span><text:span text:style-name="T43_3"><text:s/></text:span><text:span text:style-name="T43_4">would</text:span><text:span text:style-name="T43_5"><text:s/></text:span><text:span text:style-name="T43_6">you</text:span><text:span text:style-name="T43_7"><text:s/></text:span><text:span text:style-name="T43_8">select</text:span><text:span text:style-name="T43_9"><text:s/></text:span><text:span text:style-name="T43_10">only</text:span><text:span text:style-name="T43_11"><text:s/></text:span><text:span text:style-name="T43_12">the</text:span><text:span text:style-name="T43_13"><text:s/>&lt;</text:span><text:span text:style-name="T43_14">p</text:span><text:span text:style-name="T43_15">&gt;<text:s/></text:span><text:span text:style-name="T43_16">tags</text:span><text:span text:style-name="T43_17"><text:s/></text:span><text:span text:style-name="T43_18">in</text:span><text:span text:style-name="T43_19"><text:s/></text:span><text:span text:style-name="T43_20">the</text:span><text:span text:style-name="T43_21"><text:s/></text:span><text:span text:style-name="T43_22">element</text:span><text:span text:style-name="T43_23"><text:s/>&lt;</text:span><text:span text:style-name="T43_24">div</text:span><text:span text:style-name="T43_25"><text:s/></text:span><text:span text:style-name="T43_26">class</text:span><text:span text:style-name="T43_27">=”</text:span><text:span text:style-name="T43_28">front</text:span><text:span text:style-name="T43_29">-</text:span><text:span text:style-name="T43_30">page</text:span><text:span text:style-name="T43_31">”&gt;?</text:span></text:p>
      <text:p text:style-name="P44"/>
      <text:p text:style-name="P45"><text:span text:style-name="T45_1">.</text:span><text:span text:style-name="T45_2">front</text:span><text:span text:style-name="T45_3">-</text:span><text:span text:style-name="T45_4">page</text:span><text:span text:style-name="T45_5"><text:s/></text:span><text:span text:style-name="T45_6">p</text:span><text:span text:style-name="T45_7">{<text:s/>}</text:span></text:p>
      <text:p text:style-name="P46"/>
      <text:p text:style-name="P47"/>
      <text:p text:style-name="P48"><text:span text:style-name="T48_1">Bonus</text:span><text:span text:style-name="T48_2">:</text:span></text:p>
      <text:p text:style-name="P49"/>
      <text:p text:style-name="P50"><text:span text:style-name="T50_1">How</text:span><text:span text:style-name="T50_2"><text:s/></text:span><text:span text:style-name="T50_3">would</text:span><text:span text:style-name="T50_4"><text:s/></text:span><text:span text:style-name="T50_5">you</text:span><text:span text:style-name="T50_6"><text:s/></text:span><text:span text:style-name="T50_7">select</text:span><text:span text:style-name="T50_8"><text:s/></text:span><text:span text:style-name="T50_9">only</text:span><text:span text:style-name="T50_10"><text:s/></text:span><text:span text:style-name="T50_11">the</text:span><text:span text:style-name="T50_12"><text:s/>&lt;</text:span><text:span text:style-name="T50_13">p</text:span><text:span text:style-name="T50_14">&gt;<text:s/></text:span><text:span text:style-name="T50_15">tags</text:span><text:span text:style-name="T50_16"><text:s/></text:span><text:span text:style-name="T50_17">that</text:span><text:span text:style-name="T50_18"><text:s/></text:span><text:span text:style-name="T50_19">are</text:span><text:span text:style-name="T50_20"><text:s/></text:span><text:span text:style-name="T50_21">first</text:span><text:span text:style-name="T50_22"><text:s/></text:span><text:span text:style-name="T50_23">descendants</text:span><text:span text:style-name="T50_24">(</text:span><text:span text:style-name="T50_25">direct</text:span><text:span text:style-name="T50_26">/</text:span><text:span text:style-name="T50_27">first</text:span><text:span text:style-name="T50_28"><text:s/></text:span><text:span text:style-name="T50_29">children</text:span><text:span text:style-name="T50_30">)<text:s/></text:span><text:span text:style-name="T50_31">of</text:span><text:span text:style-name="T50_32"><text:s/>&lt;</text:span><text:span text:style-name="T50_33">div</text:span><text:span text:style-name="T50_34"><text:s/></text:span><text:span text:style-name="T50_35">class</text:span><text:span text:style-name="T50_36">=”</text:span><text:span text:style-name="T50_37">front</text:span><text:span text:style-name="T50_38">-</text:span><text:span text:style-name="T50_39">page</text:span><text:span text:style-name="T50_40">”&gt;</text:span></text:p>
      <text:p text:style-name="P51"/>
      <text:p text:style-name="P52"><text:span text:style-name="T52_1">.</text:span><text:span text:style-name="T52_2">front</text:span><text:span text:style-name="T52_3">-</text:span><text:span text:style-name="T52_4">page</text:span><text:span text:style-name="T52_5"><text:s/>+<text:s/></text:span><text:span text:style-name="T52_6">p</text:span><text:span text:style-name="T52_7">{<text:s/>}</text:span></text:p>
      <text:p text:style-name="P53"/>
      <text:p text:style-name="P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a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2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2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2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